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3b6a" officeooo:paragraph-rsid="00073b6a"/>
    </style:style>
    <style:style style:name="P2" style:family="paragraph" style:parent-style-name="Standard">
      <style:text-properties fo:color="#000000" fo:font-size="12pt" fo:font-weight="normal" officeooo:rsid="000bcba7" officeooo:paragraph-rsid="000bcba7" style:font-size-asian="10.5pt" style:font-weight-asian="normal" style:font-size-complex="12pt" style:font-weight-complex="normal"/>
    </style:style>
    <style:style style:name="P3" style:family="paragraph" style:parent-style-name="Standard">
      <style:text-properties fo:color="#000000" fo:font-size="12pt" fo:font-weight="normal" officeooo:rsid="001117cf" officeooo:paragraph-rsid="001117cf" style:font-size-asian="10.5pt" style:font-weight-asian="normal" style:font-size-complex="12pt" style:font-weight-complex="normal"/>
    </style:style>
    <style:style style:name="P4" style:family="paragraph" style:parent-style-name="Standard">
      <style:text-properties fo:color="#000000" fo:font-size="12pt" fo:font-weight="normal" officeooo:rsid="001aa4bf" officeooo:paragraph-rsid="001aa4bf" style:font-size-asian="10.5pt" style:font-weight-asian="normal" style:font-size-complex="12pt" style:font-weight-complex="normal"/>
    </style:style>
    <style:style style:name="P5" style:family="paragraph" style:parent-style-name="Standard">
      <style:text-properties fo:color="#000000" fo:font-size="12pt" fo:font-weight="normal" officeooo:rsid="001ee5f4" officeooo:paragraph-rsid="001ee5f4" style:font-size-asian="10.5pt" style:font-weight-asian="normal" style:font-size-complex="12pt" style:font-weight-complex="normal"/>
    </style:style>
    <style:style style:name="P6" style:family="paragraph" style:parent-style-name="Standard">
      <style:text-properties fo:color="#000000" fo:font-size="12pt" fo:font-weight="normal" officeooo:rsid="0024c9e3" officeooo:paragraph-rsid="0024c9e3" style:font-size-asian="10.5pt" style:font-weight-asian="normal" style:font-size-complex="12pt" style:font-weight-complex="normal"/>
    </style:style>
    <style:style style:name="P7" style:family="paragraph" style:parent-style-name="Standard">
      <style:text-properties fo:color="#000000" fo:font-size="12pt" fo:font-weight="normal" officeooo:rsid="003ada81" officeooo:paragraph-rsid="003ada81" style:font-size-asian="10.5pt" style:font-weight-asian="normal" style:font-size-complex="12pt" style:font-weight-complex="normal"/>
    </style:style>
    <style:style style:name="P8" style:family="paragraph" style:parent-style-name="Standard">
      <style:text-properties fo:color="#000000" fo:font-size="12pt" fo:font-weight="normal" officeooo:rsid="003f2abb" officeooo:paragraph-rsid="003f2abb" style:font-size-asian="10.5pt" style:font-weight-asian="normal" style:font-size-complex="12pt" style:font-weight-complex="normal"/>
    </style:style>
    <style:style style:name="P9" style:family="paragraph" style:parent-style-name="Standard">
      <style:text-properties fo:color="#000000" fo:font-size="12pt" fo:font-weight="normal" officeooo:rsid="00589556" officeooo:paragraph-rsid="00589556" style:font-size-asian="10.5pt" style:font-weight-asian="normal" style:font-size-complex="12pt" style:font-weight-complex="normal"/>
    </style:style>
    <style:style style:name="P10" style:family="paragraph" style:parent-style-name="Standard">
      <style:text-properties fo:color="#000000" fo:font-size="12pt" fo:font-weight="normal" officeooo:rsid="005e44fa" officeooo:paragraph-rsid="005e44fa" style:font-size-asian="10.5pt" style:font-weight-asian="normal" style:font-size-complex="12pt" style:font-weight-complex="normal"/>
    </style:style>
    <style:style style:name="P11" style:family="paragraph" style:parent-style-name="Standard">
      <style:text-properties fo:color="#000000" fo:font-size="12pt" fo:font-weight="normal" officeooo:rsid="006932d0" officeooo:paragraph-rsid="006932d0" style:font-size-asian="10.5pt" style:font-weight-asian="normal" style:font-size-complex="12pt" style:font-weight-complex="normal"/>
    </style:style>
    <style:style style:name="P12" style:family="paragraph" style:parent-style-name="Standard">
      <style:text-properties fo:color="#000000" fo:font-size="12pt" fo:font-weight="normal" officeooo:rsid="006a3ff5" officeooo:paragraph-rsid="006a3ff5" style:font-size-asian="10.5pt" style:font-weight-asian="normal" style:font-size-complex="12pt" style:font-weight-complex="normal"/>
    </style:style>
    <style:style style:name="P13" style:family="paragraph" style:parent-style-name="Standard">
      <style:text-properties fo:color="#000000" fo:font-size="12pt" fo:font-weight="normal" officeooo:rsid="006b9d0b" officeooo:paragraph-rsid="006b9d0b" style:font-size-asian="10.5pt" style:font-weight-asian="normal" style:font-size-complex="12pt" style:font-weight-complex="normal"/>
    </style:style>
    <style:style style:name="P14" style:family="paragraph" style:parent-style-name="Standard">
      <style:text-properties fo:color="#000000" fo:font-size="12pt" fo:font-weight="normal" officeooo:rsid="0071590a" officeooo:paragraph-rsid="0071590a" style:font-size-asian="10.5pt" style:font-weight-asian="normal" style:font-size-complex="12pt" style:font-weight-complex="normal"/>
    </style:style>
    <style:style style:name="P15" style:family="paragraph" style:parent-style-name="Standard">
      <style:text-properties fo:color="#000000" fo:font-size="12pt" fo:font-weight="normal" officeooo:rsid="008afdd4" officeooo:paragraph-rsid="008afdd4" style:font-size-asian="10.5pt" style:font-weight-asian="normal" style:font-size-complex="12pt" style:font-weight-complex="normal"/>
    </style:style>
    <style:style style:name="P16" style:family="paragraph" style:parent-style-name="Standard">
      <style:text-properties fo:color="#000000" fo:font-size="12pt" fo:font-weight="normal" officeooo:rsid="00974ed4" officeooo:paragraph-rsid="00974ed4" style:font-size-asian="10.5pt" style:font-weight-asian="normal" style:font-size-complex="12pt" style:font-weight-complex="normal"/>
    </style:style>
    <style:style style:name="P17" style:family="paragraph" style:parent-style-name="Standard" style:list-style-name="L1">
      <style:text-properties fo:color="#000000" fo:font-size="12pt" fo:font-weight="normal" officeooo:rsid="00974ed4" officeooo:paragraph-rsid="00974ed4" style:font-size-asian="10.5pt" style:font-weight-asian="normal" style:font-size-complex="12pt" style:font-weight-complex="normal"/>
    </style:style>
    <style:style style:name="P18" style:family="paragraph" style:parent-style-name="Standard">
      <style:text-properties fo:color="#000000" fo:font-size="12pt" fo:font-weight="bold" officeooo:rsid="008afdd4" officeooo:paragraph-rsid="008afdd4" style:font-size-asian="10.5pt" style:font-weight-asian="bold" style:font-size-complex="12pt" style:font-weight-complex="bold"/>
    </style:style>
    <style:style style:name="P19" style:family="paragraph" style:parent-style-name="Standard">
      <style:text-properties fo:color="#000000" fo:font-size="12pt" fo:font-weight="bold" officeooo:rsid="000fbc5b" officeooo:paragraph-rsid="000fbc5b" style:font-size-asian="10.5pt" style:font-weight-asian="bold" style:font-size-complex="12pt" style:font-weight-complex="bold"/>
    </style:style>
    <style:style style:name="P20" style:family="paragraph" style:parent-style-name="Standard">
      <style:text-properties fo:color="#000000" fo:font-size="12pt" fo:font-weight="bold" officeooo:rsid="001c94e1" officeooo:paragraph-rsid="001c94e1" style:font-size-asian="10.5pt" style:font-weight-asian="bold" style:font-size-complex="12pt" style:font-weight-complex="bold"/>
    </style:style>
    <style:style style:name="P21" style:family="paragraph" style:parent-style-name="Standard">
      <style:text-properties fo:color="#000000" fo:font-size="12pt" fo:font-weight="bold" officeooo:rsid="0024c9e3" officeooo:paragraph-rsid="0024c9e3" style:font-size-asian="10.5pt" style:font-weight-asian="bold" style:font-size-complex="12pt" style:font-weight-complex="bold"/>
    </style:style>
    <style:style style:name="P22" style:family="paragraph" style:parent-style-name="Standard">
      <style:text-properties fo:color="#000000" fo:font-size="12pt" fo:font-weight="bold" officeooo:rsid="0024c9e3" officeooo:paragraph-rsid="0054e22a" style:font-size-asian="10.5pt" style:font-weight-asian="bold" style:font-size-complex="12pt" style:font-weight-complex="bold"/>
    </style:style>
    <style:style style:name="P23" style:family="paragraph" style:parent-style-name="Standard">
      <style:text-properties fo:color="#000000" fo:font-size="12pt" fo:font-weight="bold" officeooo:rsid="006932d0" officeooo:paragraph-rsid="006932d0" style:font-size-asian="10.5pt" style:font-weight-asian="bold" style:font-size-complex="12pt" style:font-weight-complex="bold"/>
    </style:style>
    <style:style style:name="P24" style:family="paragraph" style:parent-style-name="Standard">
      <style:text-properties fo:color="#000000" fo:font-size="12pt" fo:font-weight="bold" officeooo:rsid="006a3ff5" officeooo:paragraph-rsid="006a3ff5" style:font-size-asian="10.5pt" style:font-weight-asian="bold" style:font-size-complex="12pt" style:font-weight-complex="bold"/>
    </style:style>
    <style:style style:name="T1" style:family="text">
      <style:text-properties fo:color="#c9211e" fo:font-size="18pt" fo:font-weight="bold" style:font-size-asian="18pt" style:font-weight-asian="bold" style:font-size-complex="18pt" style:font-weight-complex="bold"/>
    </style:style>
    <style:style style:name="T2" style:family="text">
      <style:text-properties officeooo:rsid="000c88c7"/>
    </style:style>
    <style:style style:name="T3" style:family="text">
      <style:text-properties officeooo:rsid="001117cf"/>
    </style:style>
    <style:style style:name="T4" style:family="text">
      <style:text-properties officeooo:rsid="00141c8e"/>
    </style:style>
    <style:style style:name="T5" style:family="text">
      <style:text-properties officeooo:rsid="0022d341"/>
    </style:style>
    <style:style style:name="T6" style:family="text">
      <style:text-properties officeooo:rsid="0046a6ad"/>
    </style:style>
    <style:style style:name="T7" style:family="text">
      <style:text-properties officeooo:rsid="0050eeb9"/>
    </style:style>
    <style:style style:name="T8" style:family="text">
      <style:text-properties officeooo:rsid="005ad29d"/>
    </style:style>
    <style:style style:name="T9" style:family="text">
      <style:text-properties officeooo:rsid="00606524"/>
    </style:style>
    <style:style style:name="T10" style:family="text">
      <style:text-properties officeooo:rsid="00a3dd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Protractor Setup</text:span></text:p>
      <text:p text:style-name="P1"><text:span text:style-name="T1"/></text:p>
      <text:p text:style-name="P2">When it is AngularJS web application, it becomes difficult to use selenium to automate the application <text:span text:style-name="T2">that is why protractor tool is used to automate angular js web application.</text:span></text:p>
      <text:p text:style-name="P2"/>
      <text:p text:style-name="P19">What is the advantage of using protractor? <text:span text:style-name="T3">Why not selenium?</text:span></text:p>
      <text:p text:style-name="P3">In selenium we have limited locators such as id, name, classname, xpath, cssSelectors, linkText, partialLinkText, tagName. <text:span text:style-name="T4">But when we use protractor there are some extra locators which we can use to identify the angular js web application locators.</text:span></text:p>
      <text:p text:style-name="P3"/>
      <text:p text:style-name="P4">When we deal with angular js web application, we come across with different directives like</text:p>
      <text:p text:style-name="P4">ng-app, ng-model, ng-repeater, ng-bind</text:p>
      <text:p text:style-name="P4"/>
      <text:p text:style-name="P20">What is Protractor?</text:p>
      <text:p text:style-name="P5">Protractor is a node.js program <text:span text:style-name="T5">which means if we have to use protractor we must have node js installed in our system.</text:span></text:p>
      <text:p text:style-name="P6"/>
      <text:p text:style-name="P21">What is NodeJS?</text:p>
      <text:p text:style-name="P7">NodeJS is a <text:span text:style-name="T7">Javascript Runtime</text:span> <text:span text:style-name="T7">E</text:span>nvironment which provides the execution of JavaScript on the server side. <text:span text:style-name="T6">In order to execute Java, we require JRE (Java Runtime Environment). Same way in order to execute Javascript on server side we should have NodeJS installed. In early days we could use Javascript on client side i.e. at the browser level only. But today Javasript is used for developing enterprise application</text:span></text:p>
      <text:p text:style-name="P8">NodeJS is used for backend development.</text:p>
      <text:p text:style-name="P8"/>
      <text:p text:style-name="P9"/>
      <text:p text:style-name="P22">What is NPM?</text:p>
      <text:p text:style-name="P9">NPM is a Node Package Manager. <text:span text:style-name="T8">When we install node.js in our system, NPM is also automatically installed</text:span></text:p>
      <text:p text:style-name="P9"/>
      <text:p text:style-name="P10">Node.js have different files and different folders <text:span text:style-name="T9">so they are into some packages and those packages we can install with the help of npm. NPM tells to node.js that give me this package I will use this. NPM is a kind of package manager for node.js packages.</text:span></text:p>
      <text:p text:style-name="P10"/>
      <text:p text:style-name="P23">What is a package?</text:p>
      <text:p text:style-name="P11">A package in node.js contains all the files you need for a module.</text:p>
      <text:p text:style-name="P11"/>
      <text:p text:style-name="P24">What are modules?</text:p>
      <text:p text:style-name="P12">Modules are Javascript library which you can include in your project</text:p>
      <text:p text:style-name="P12"/>
      <text:p text:style-name="P13">For e.g. </text:p>
      <text:p text:style-name="P13">If there is a Java project we need some jar files to write some code and get things done. For instance, if you want to read excel sheet we need apache poi jar file.</text:p>
      <text:p text:style-name="P13"/>
      <text:p text:style-name="P14">In the same way when we have node.js project, we need some dependencies, some files, we need to download somethings. So we can do it with the help of npm</text:p>
      <text:p text:style-name="P14"/>
      <text:p text:style-name="P18"/>
      <text:p text:style-name="P18"/>
      <text:p text:style-name="P18"/>
      <text:p text:style-name="P18"/>
      <text:p text:style-name="P18"><text:soft-page-break/>Protractor</text:p>
      <text:p text:style-name="P15">we can install protractor using npm with the help of following commands</text:p>
      <text:p text:style-name="P15"/>
      <text:p text:style-name="P15"/>
      <text:p text:style-name="P15"><text:span text:style-name="T10">sudo </text:span>npm install protractor</text:p>
      <text:p text:style-name="P15">This installs protractor within the particular directory.</text:p>
      <text:p text:style-name="P15"/>
      <text:p text:style-name="P15"><text:span text:style-name="T10">sudo</text:span> npm install -g protractor</text:p>
      <text:p text:style-name="P15">This installs protractor globally i.e. we can access protractor from any directory</text:p>
      <text:p text:style-name="P8"/>
      <text:p text:style-name="P8"/>
      <text:p text:style-name="P16">when we install protractor, it installs two things</text:p>
      <text:list xml:id="list3922525080" text:style-name="L1">
        <text:list-item>
          <text:p text:style-name="P17">Protractor itself</text:p>
        </text:list-item>
        <text:list-item>
          <text:p text:style-name="P17">webdriver-manager</text:p>
        </text:list-item>
      </text:list>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7:47:29.375959853</meta:creation-date>
    <dc:date>2019-02-17T19:43:55.141486770</dc:date>
    <meta:editing-duration>PT1H35M39S</meta:editing-duration>
    <meta:editing-cycles>36</meta:editing-cycles>
    <meta:generator>LibreOffice/6.2.0.3$Linux_X86_64 LibreOffice_project/7214efd935fe89a596a09a8da3a4bcd40563e275</meta:generator>
    <meta:document-statistic meta:table-count="0" meta:image-count="0" meta:object-count="0" meta:page-count="2" meta:paragraph-count="30" meta:word-count="418" meta:character-count="2473" meta:non-whitespace-character-count="2082"/>
  </office:meta>
</office:document-meta>
</file>